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e6e" officeooo:paragraph-rsid="00191e6e"/>
    </style:style>
    <style:style style:name="P2" style:family="paragraph" style:parent-style-name="Standard">
      <style:text-properties officeooo:rsid="00193970" officeooo:paragraph-rsid="00193970"/>
    </style:style>
    <style:style style:name="P3" style:family="paragraph" style:parent-style-name="Standard">
      <style:text-properties officeooo:rsid="001c64c2" officeooo:paragraph-rsid="001c64c2"/>
    </style:style>
    <style:style style:name="P4" style:family="paragraph" style:parent-style-name="Standard">
      <style:text-properties officeooo:rsid="0021b7b1" officeooo:paragraph-rsid="0021b7b1"/>
    </style:style>
    <style:style style:name="P5" style:family="paragraph" style:parent-style-name="Standard">
      <style:text-properties officeooo:rsid="00191e6e" officeooo:paragraph-rsid="00191e6e"/>
    </style:style>
    <style:style style:name="P6" style:family="paragraph" style:parent-style-name="Standard">
      <style:text-properties officeooo:rsid="00191e6e" officeooo:paragraph-rsid="00270912"/>
    </style:style>
    <style:style style:name="T1" style:family="text">
      <style:text-properties officeooo:rsid="001c64c2"/>
    </style:style>
    <style:style style:name="T2" style:family="text">
      <style:text-properties officeooo:rsid="00266be8"/>
    </style:style>
    <style:style style:name="T3" style:family="text">
      <style:text-properties officeooo:rsid="00270912"/>
    </style:style>
    <style:style style:name="T4" style:family="text">
      <style:text-properties officeooo:rsid="0027a4ed"/>
    </style:style>
    <style:style style:name="T5" style:family="text">
      <style:text-properties officeooo:rsid="0028e4ca"/>
    </style:style>
    <style:style style:name="T6" style:family="text">
      <style:text-properties officeooo:rsid="002a6e2d"/>
    </style:style>
    <style:style style:name="T7" style:family="text">
      <style:text-properties officeooo:rsid="002ad81f"/>
    </style:style>
    <style:style style:name="T8" style:family="text">
      <style:text-properties officeooo:rsid="002c35ba"/>
    </style:style>
    <style:style style:name="T9" style:family="text">
      <style:text-properties officeooo:rsid="002e15e7"/>
    </style:style>
    <style:style style:name="T10" style:family="text">
      <style:text-properties officeooo:rsid="002f8a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gos:</text:p>
      <text:p text:style-name="P1"><text:a xlink:type="simple" xlink:href="https://journalofbigdata.springeropen.com/articles/10.1186/s40537-020-00333-6#Sec18" text:style-name="Internet_20_link" text:visited-style-name="Visited_20_Internet_20_Link">https://journalofbigdata.springeropen.com/articles/10.1186/s40537-020-00333-6#Sec18</text:a></text:p>
      <text:p text:style-name="P1"/>
      <text:p text:style-name="P1"><text:a xlink:type="simple" xlink:href="https://escholarship.org/uc/item/0cp1x8th" text:style-name="Internet_20_link" text:visited-style-name="Visited_20_Internet_20_Link">https://escholarship.org/uc/item/0cp1x8th</text:a></text:p>
      <text:p text:style-name="P1"/>
      <text:p text:style-name="P1"><text:a xlink:type="simple" xlink:href="https://damoracapital.com/wp-content/uploads/2021/04/deep-learning-for-the-prediction-of-stockmarket-trends.pdf" text:style-name="Internet_20_link" text:visited-style-name="Visited_20_Internet_20_Link">https://damoracapital.com/wp-content/uploads/2021/04/deep-learning-for-the-prediction-of-stockmarket-trends.pdf</text:a> (artigo muito bom)</text:p>
      <text:p text:style-name="P1"/>
      <text:p text:style-name="P1"><text:a xlink:type="simple" xlink:href="https://arxiv.org/pdf/2009.08510.pdf" text:style-name="Internet_20_link" text:visited-style-name="Visited_20_Internet_20_Link">https://arxiv.org/pdf/2009.08510.pdf</text:a></text:p>
      <text:p text:style-name="P1"/>
      <text:p text:style-name="P1"><text:a xlink:type="simple" xlink:href="https://papers.ssrn.com/sol3/papers.cfm?abstract_id=4183576" text:style-name="Internet_20_link" text:visited-style-name="Visited_20_Internet_20_Link">https://papers.ssrn.com/sol3/papers.cfm?abstract_id=4183576</text:a> (artigo muito bom)</text:p>
      <text:p text:style-name="P1"/>
      <text:p text:style-name="P1"><text:a xlink:type="simple" xlink:href="https://ieeexplore.ieee.org/stamp/stamp.jsp?tp=&amp;arnumber=9220868" text:style-name="Internet_20_link" text:visited-style-name="Visited_20_Internet_20_Link">https://ieeexplore.ieee.org/stamp/stamp.jsp?tp=&amp;arnumber=9220868</text:a> (prever ações utilizando indicadores técnicos)</text:p>
      <text:p text:style-name="P1"/>
      <text:p text:style-name="P1"><text:a xlink:type="simple" xlink:href="https://bdm.unb.br/bitstream/10483/29200/1/2019_MatheusDeAndradeLimaPaulino_tcc.pdf" text:style-name="Internet_20_link" text:visited-style-name="Visited_20_Internet_20_Link">https://bdm.unb.br/bitstream/10483/29200/1/2019_MatheusDeAndradeLimaPaulino_tcc.pdf</text:a> <text:span text:style-name="T1">(um tcc, não é o melhor artigo mas vale a pena ler)</text:span></text:p>
      <text:p text:style-name="P1"/>
      <text:p text:style-name="P1"><text:a xlink:type="simple" xlink:href="https://papers.ssrn.com/sol3/papers.cfm?abstract_id=4183576" text:style-name="Internet_20_link" text:visited-style-name="Visited_20_Internet_20_Link">https://papers.ssrn.com/sol3/papers.cfm?abstract_id=4183576</text:a> <text:s/>-</text:p>
      <text:p text:style-name="P1"/>
      <text:p text:style-name="P1"><text:a xlink:type="simple" xlink:href="https://deliverypdf.ssrn.com/delivery.php?ID=145065017119112026107117020073005027040078002074040050125036033103107006117066010116028123030090105013064071114011005002079127090085049018123070081106087075006090004091075085065022076103007009005097007040032027100098004083123126108090117023096008007072025093105074121120086092025117003&amp;EXT=pdf&amp;INDEX=TRUE" text:style-name="Internet_20_link" text:visited-style-name="Visited_20_Internet_20_Link">https://deliverypdf.ssrn.com/delivery.php?ID=145065017119112026107117020073005027040078002074040050125036033103107006117066010116028123030090105013064071114011005002079127090085049018123070081106087075006090004091075085065022076103007009005097007040032027100098004083123126108090117023096008007072025093105074121120086092025117003&amp;EXT=pdf&amp;INDEX=TRUE</text:a></text:p>
      <text:p text:style-name="P1"/>
      <text:p text:style-name="P1"/>
      <text:p text:style-name="P1"><text:a xlink:type="simple" xlink:href="https://papers.ssrn.com/sol3/papers.cfm?abstract_id=3673874" text:style-name="Internet_20_link" text:visited-style-name="Visited_20_Internet_20_Link">https://papers.ssrn.com/sol3/papers.cfm?abstract_id=3673874</text:a> -</text:p>
      <text:p text:style-name="P1"/>
      <text:p text:style-name="P1"><text:a xlink:type="simple" xlink:href="https://deliverypdf.ssrn.com/delivery.php?ID=344118088088082071102021011002102065020088069085027026127090028120105098117117098073029114036013107061038027004009008070111117024069091048041113082116093015028018107007053021074088103089095002089114009096087116104096125097073068069095114022027092096001&amp;EXT=pdf&amp;INDEX=TRUE" text:style-name="Internet_20_link" text:visited-style-name="Visited_20_Internet_20_Link">https://deliverypdf.ssrn.com/delivery.php?ID=344118088088082071102021011002102065020088069085027026127090028120105098117117098073029114036013107061038027004009008070111117024069091048041113082116093015028018107007053021074088103089095002089114009096087116104096125097073068069095114022027092096001&amp;EXT=pdf&amp;INDEX=TRUE</text:a> </text:p>
      <text:p text:style-name="P1"/>
      <text:p text:style-name="P1"/>
      <text:p text:style-name="P4"><text:a xlink:type="simple" xlink:href="https://ieeexplore.ieee.org/stamp/stamp.jsp?tp=&amp;arnumber=9745535" text:style-name="Internet_20_link" text:visited-style-name="Visited_20_Internet_20_Link">https://ieeexplore.ieee.org/stamp/stamp.jsp?tp=&amp;arnumber=9745535</text:a> (artigo sobre deep learning e mercado de ações)</text:p>
      <text:p text:style-name="P4"/>
      <text:p text:style-name="P4"><text:a xlink:type="simple" xlink:href="https://ieeexplore.ieee.org/stamp/stamp.jsp?tp=&amp;arnumber=9165760" text:style-name="Internet_20_link" text:visited-style-name="Visited_20_Internet_20_Link">https://ieeexplore.ieee.org/stamp/stamp.jsp?tp=&amp;arnumber=9165760</text:a> (artigo sobre deep learning e mercado de ações)</text:p>
      <text:p text:style-name="P4"/>
      <text:p text:style-name="P4"><text:a xlink:type="simple" xlink:href="https://ieeexplore.ieee.org/stamp/stamp.jsp?tp=&amp;arnumber=9057460" text:style-name="Internet_20_link" text:visited-style-name="Visited_20_Internet_20_Link">https://ieeexplore.ieee.org/stamp/stamp.jsp?tp=&amp;arnumber=9057460</text:a> (artigo sobre deep learning e mercado de ações)</text:p>
      <text:p text:style-name="P4"/>
      <text:p text:style-name="P4"><text:a xlink:type="simple" xlink:href="https://ieeexplore.ieee.org/stamp/stamp.jsp?tp=&amp;arnumber=9129692" text:style-name="Internet_20_link" text:visited-style-name="Visited_20_Internet_20_Link">https://ieeexplore.ieee.org/stamp/stamp.jsp?tp=&amp;arnumber=9129692</text:a></text:p>
      <text:p text:style-name="P4"/>
      <text:p text:style-name="P4"><text:a xlink:type="simple" xlink:href="https://ieeexplore.ieee.org/stamp/stamp.jsp?tp=&amp;arnumber=9253637" text:style-name="Internet_20_link" text:visited-style-name="Visited_20_Internet_20_Link">https://ieeexplore.ieee.org/stamp/stamp.jsp?tp=&amp;arnumber=9253637</text:a></text:p>
      <text:p text:style-name="P4"/>
      <text:p text:style-name="P4"><text:a xlink:type="simple" xlink:href="https://ieeexplore.ieee.org/stamp/stamp.jsp?tp=&amp;arnumber=9099274" text:style-name="Internet_20_link" text:visited-style-name="Visited_20_Internet_20_Link">https://ieeexplore.ieee.org/stamp/stamp.jsp?tp=&amp;arnumber=9099274</text:a></text:p>
      <text:p text:style-name="P4"/>
      <text:p text:style-name="P4"><text:a xlink:type="simple" xlink:href="https://ieeexplore.ieee.org/stamp/stamp.jsp?tp=&amp;arnumber=9745535" text:style-name="Internet_20_link" text:visited-style-name="Visited_20_Internet_20_Link">https://ieeexplore.ieee.org/stamp/stamp.jsp?tp=&amp;arnumber=9745535</text:a></text:p>
      <text:p text:style-name="P4"><text:a xlink:type="simple" xlink:href="https://ieeexplore.ieee.org/stamp/stamp.jsp?tp=&amp;arnumber=9079491" text:style-name="Internet_20_link" text:visited-style-name="Visited_20_Internet_20_Link"><text:soft-page-break/>https://ieeexplore.ieee.org/stamp/stamp.jsp?tp=&amp;arnumber=9079491</text:a></text:p>
      <text:p text:style-name="P4"/>
      <text:p text:style-name="P4"><text:a xlink:type="simple" xlink:href="https://ieeexplore.ieee.org/stamp/stamp.jsp?tp=&amp;arnumber=9481924" text:style-name="Internet_20_link" text:visited-style-name="Visited_20_Internet_20_Link">https://ieeexplore.ieee.org/stamp/stamp.jsp?tp=&amp;arnumber=9481924</text:a> </text:p>
      <text:p text:style-name="P1"/>
      <text:p text:style-name="P1"><text:a xlink:type="simple" xlink:href="https://ieeexplore.ieee.org/stamp/stamp.jsp?tp=&amp;arnumber=9220868" text:style-name="Internet_20_link" text:visited-style-name="Visited_20_Internet_20_Link">https://ieeexplore.ieee.org/stamp/stamp.jsp?tp=&amp;arnumber=9220868</text:a> </text:p>
      <text:p text:style-name="P1"/>
      <text:p text:style-name="P1"><text:a xlink:type="simple" xlink:href="https://ieeexplore.ieee.org/stamp/stamp.jsp?tp=&amp;arnumber=8456512" text:style-name="Internet_20_link" text:visited-style-name="Visited_20_Internet_20_Link">https://ieeexplore.ieee.org/stamp/stamp.jsp?tp=&amp;arnumber=8456512</text:a> </text:p>
      <text:p text:style-name="P1"/>
      <text:p text:style-name="P1"><text:a xlink:type="simple" xlink:href="https://ieeexplore.ieee.org/stamp/stamp.jsp?tp=&amp;arnumber=9324831" text:style-name="Internet_20_link" text:visited-style-name="Visited_20_Internet_20_Link">https://ieeexplore.ieee.org/stamp/stamp.jsp?tp=&amp;arnumber=9324831</text:a></text:p>
      <text:p text:style-name="P1"/>
      <text:p text:style-name="P1"><text:a xlink:type="simple" xlink:href="https://ieeexplore.ieee.org/stamp/stamp.jsp?tp=&amp;arnumber=9306838" text:style-name="Internet_20_link" text:visited-style-name="Visited_20_Internet_20_Link">https://ieeexplore.ieee.org/stamp/stamp.jsp?tp=&amp;arnumber=9306838</text:a></text:p>
      <text:p text:style-name="P1"/>
      <text:p text:style-name="P1"><text:a xlink:type="simple" xlink:href="https://ieeexplore.ieee.org/stamp/stamp.jsp?tp=&amp;arnumber=8653278" text:style-name="Internet_20_link" text:visited-style-name="Visited_20_Internet_20_Link">https://ieeexplore.ieee.org/stamp/stamp.jsp?tp=&amp;arnumber=8653278</text:a></text:p>
      <text:p text:style-name="P1"/>
      <text:p text:style-name="P1"><text:a xlink:type="simple" xlink:href="https://arxiv.org/abs/1809.04206" text:style-name="Internet_20_link" text:visited-style-name="Visited_20_Internet_20_Link">https://arxiv.org/abs/1809.04206</text:a> <text:span text:style-name="T3">(artigo sobre temporal pattern attention)</text:span></text:p>
      <text:p text:style-name="P1"/>
      <text:p text:style-name="P1"><text:a xlink:type="simple" xlink:href="https://machinelearningmastery.com/grid-search-hyperparameters-deep-learning-models-python-keras/" text:style-name="Internet_20_link" text:visited-style-name="Visited_20_Internet_20_Link">https://machinelearningmastery.com/grid-search-hyperparameters-deep-learning-models-python-keras/</text:a> <text:span text:style-name="T4">(artigo sobre como usar o Sub-Step Grid Parameter)</text:span></text:p>
      <text:p text:style-name="P1"/>
      <text:p text:style-name="P1"><text:a xlink:type="simple" xlink:href="https://pantheon.ufrj.br/bitstream/11422/14800/1/GContarini.pdf" text:style-name="Internet_20_link" text:visited-style-name="Visited_20_Internet_20_Link">https://pantheon.ufrj.br/bitstream/11422/14800/1/GContarini.pdf</text:a> <text:span text:style-name="T5">(redes neurais e o modelo garch)</text:span></text:p>
      <text:p text:style-name="P1"/>
      <text:p text:style-name="P1"><text:a xlink:type="simple" xlink:href="https://file.techscience.com/ueditor/files/csse/TSP_CSSE-40-1/TSP_CSSE_17685/TSP_CSSE_17685.pdf" text:style-name="Internet_20_link" text:visited-style-name="Visited_20_Internet_20_Link">https://file.techscience.com/ueditor/files/csse/TSP_CSSE-40-1/TSP_CSSE_17685/TSP_CSSE_17685.pdf</text:a> <text:span text:style-name="T6">(utilizar o xgboost para previsões)</text:span></text:p>
      <text:p text:style-name="P1"/>
      <text:p text:style-name="P1"/>
      <text:p text:style-name="P1"/>
      <text:p text:style-name="P1"/>
      <text:p text:style-name="P1"/>
      <text:p text:style-name="P1">Tutoriais:</text:p>
      <text:p text:style-name="P1"><text:a xlink:type="simple" xlink:href="https://machinelearningmastery.com/how-to-improve-deep-learning-model-robustness-by-adding-noise/" text:style-name="Internet_20_link" text:visited-style-name="Visited_20_Internet_20_Link">https://machinelearningmastery.com/how-to-improve-deep-learning-model-robustness-by-adding-noise/</text:a> (implementar o gaussian noise layer nos modelos de i.a)</text:p>
      <text:p text:style-name="P1"/>
      <text:p text:style-name="P1"><text:a xlink:type="simple" xlink:href="https://pub.towardsai.net/predict-the-stock-trend-using-deep-learning-5a4b7df1d152" text:style-name="Internet_20_link" text:visited-style-name="Visited_20_Internet_20_Link">https://pub.towardsai.net/predict-the-stock-trend-using-deep-learning-5a4b7df1d152</text:a> (prever tendências, vale o teste mas sem muita esperança que funcione bem)</text:p>
      <text:p text:style-name="P1"/>
      <text:p text:style-name="P1"><text:a xlink:type="simple" xlink:href="https://towardsdatascience.com/batch-normalization-in-practice-an-example-with-keras-and-tensorflow-2-0-b1ec28bde96f" text:style-name="Internet_20_link" text:visited-style-name="Visited_20_Internet_20_Link">https://towardsdatascience.com/batch-normalization-in-practice-an-example-with-keras-and-tensorflow-2-0-b1ec28bde96f</text:a> (implementar a camada batch normalization com o Keras)</text:p>
      <text:p text:style-name="P1"/>
      <text:p text:style-name="P1"><text:a xlink:type="simple" xlink:href="https://machinelearningmastery.com/how-to-develop-convolutional-neural-network-models-for-time-series-forecasting/" text:style-name="Internet_20_link" text:visited-style-name="Visited_20_Internet_20_Link">https://machinelearningmastery.com/how-to-develop-convolutional-neural-network-models-for-time-series-forecasting/</text:a> </text:p>
      <text:p text:style-name="P1"/>
      <text:p text:style-name="P1"><text:a xlink:type="simple" xlink:href="https://www.machinelearningplus.com/time-series/arima-model-time-series-forecasting-python" text:style-name="Internet_20_link" text:visited-style-name="Visited_20_Internet_20_Link">https://www.machinelearningplus.com/time-series/arima-model-time-series-forecasting-python</text:a> <text:span text:style-name="T2">(previsões com arima)</text:span></text:p>
      <text:p text:style-name="P1"/>
      <text:p text:style-name="P6"><text:a xlink:type="simple" xlink:href="https://towardsdatascience.com/machine-learning-part-19-time-series-and-autoregressive-integrated-moving-average-model-arima-c1005347b0d7" text:style-name="Internet_20_link" text:visited-style-name="Visited_20_Internet_20_Link">https://towardsdatascience.com/machine-learning-part-19-time-series-and-autoregressive-integrated-moving-average-model-arima-c1005347b0d7</text:a> <text:span text:style-name="T2">(previsões com arima)</text:span></text:p>
      <text:p text:style-name="P6"/>
      <text:p text:style-name="P6"><text:a xlink:type="simple" xlink:href="https://medium.com/@maryamuzakariya/project-predict-stock-prices-using-random-forest-regression-model-in-python-fbe4edf01664#:~:text=The%20random%20forest%20regression%20model,based%20on%20the%20predicted%20values" text:style-name="Internet_20_link" text:visited-style-name="Visited_20_Internet_20_Link">https://medium.com/@maryamuzakariya/project-predict-stock-prices-using-random-forest-regression-model-in-python-fbe4edf01664#:~:text=The%20random%20forest%20regression%20model,based%20on%20the%20predicted%20value<text:span text:style-name="T7">s</text:span></text:a><text:span text:style-name="T7">. (Random forest)</text:span></text:p>
      <text:p text:style-name="P6"/>
      <text:p text:style-name="P6"/>
      <text:p text:style-name="P6"><text:a xlink:type="simple" xlink:href="https://machinelearningmastery.com/xgboost-for-time-series-forecasting/" text:style-name="Internet_20_link" text:visited-style-name="Visited_20_Internet_20_Link"><text:soft-page-break/>https://machinelearningmastery.com/xgboost-for-time-series-forecasting/</text:a> <text:span text:style-name="T9">(tutorial de como usar o XGBoost em séries temporais)</text:span></text:p>
      <text:p text:style-name="P6"/>
      <text:p text:style-name="P6"><text:a xlink:type="simple" xlink:href="https://www.kaggle.com/code/robikscube/tutorial-time-series-forecasting-with-xgboost" text:style-name="Internet_20_link" text:visited-style-name="Visited_20_Internet_20_Link">https://www.kaggle.com/code/robikscube/tutorial-time-series-forecasting-with-xgboost</text:a> <text:span text:style-name="T9">(tutorial de como usar o XGBoost em séries tempor</text:span><text:span text:style-name="T10">a</text:span><text:span text:style-name="T9">is)</text:span></text:p>
      <text:p text:style-name="P6"/>
      <text:p text:style-name="P6"/>
      <text:p text:style-name="P1"/>
      <text:p text:style-name="P1">Projetos:</text:p>
      <text:p text:style-name="P1"><text:a xlink:type="simple" xlink:href="https://github.com/manganganath/stock_price_trend_fft/blob/master/fourier_analysis.ipynb" text:style-name="Internet_20_link" text:visited-style-name="Visited_20_Internet_20_Link">https://github.com/manganganath/stock_price_trend_fft/blob/master/fourier_analysis.ipynb</text:a> (suavizar valores com o método fft)</text:p>
      <text:p text:style-name="P1"/>
      <text:p text:style-name="P1"><text:a xlink:type="simple" xlink:href="https://github.com/mhsmathew/Stock-Market-Analysis" text:style-name="Internet_20_link" text:visited-style-name="Visited_20_Internet_20_Link">https://github.com/mhsmathew/Stock-Market-Analysis</text:a> (não sei o que faz mas parece ser algo interessante)</text:p>
      <text:p text:style-name="P1"/>
      <text:p text:style-name="P1"/>
      <text:p text:style-name="P2">Bibliotecas:</text:p>
      <text:p text:style-name="P2"><text:a xlink:type="simple" xlink:href="https://pypi.org/project/trend-classifier/" text:style-name="Internet_20_link" text:visited-style-name="Visited_20_Internet_20_Link">https://pypi.org/project/trend-classifier/</text:a></text:p>
      <text:p text:style-name="P2"/>
      <text:p text:style-name="P2"><text:a xlink:type="simple" xlink:href="https://pypi.org/project/pytrend/" text:style-name="Internet_20_link" text:visited-style-name="Visited_20_Internet_20_Link">https://pypi.org/project/pytrend/</text:a></text:p>
      <text:p text:style-name="P2"/>
      <text:p text:style-name="P2"><text:a xlink:type="simple" xlink:href="https://pypi.org/project/pytrendseries/" text:style-name="Internet_20_link" text:visited-style-name="Visited_20_Internet_20_Link">https://pypi.org/project/pytrendseries/</text:a></text:p>
      <text:p text:style-name="P2"/>
      <text:p text:style-name="P2"><text:a xlink:type="simple" xlink:href="https://pypi.org/project/Pandas-Market-Predictor/" text:style-name="Internet_20_link" text:visited-style-name="Visited_20_Internet_20_Link">https://pypi.org/project/Pandas-Market-Predictor/</text:a></text:p>
      <text:p text:style-name="P2"/>
      <text:p text:style-name="P2"><text:a xlink:type="simple" xlink:href="https://pypi.org/project/trendet/" text:style-name="Internet_20_link" text:visited-style-name="Visited_20_Internet_20_Link">https://pypi.org/project/trendet/</text:a> </text:p>
      <text:p text:style-name="P3"/>
      <text:p text:style-name="P3"/>
      <text:p text:style-name="P3">Sites:</text:p>
      <text:p text:style-name="P3"><text:a xlink:type="simple" xlink:href="https://www.analyticsvidhya.com/blog/2022/05/5-python-libraries-for-time-series-analysis/" text:style-name="Internet_20_link" text:visited-style-name="Visited_20_Internet_20_Link">https://www.analyticsvidhya.com/blog/2022/05/5-python-libraries-for-time-series-analysis/</text:a> (bibliotecas para análise de tendências)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08:10:03.633000000</meta:creation-date>
    <dc:date>2023-02-07T17:42:42.526000000</dc:date>
    <meta:editing-duration>PT8H7M49S</meta:editing-duration>
    <meta:editing-cycles>21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51" meta:word-count="200" meta:character-count="4854" meta:non-whitespace-character-count="4698"/>
  </office:meta>
</office:document-meta>
</file>